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Monaco" svg:font-family="Monaco"/>
    <style:font-face style:name="Liberation Serif" svg:font-family="'Liberation Serif'" style:font-family-generic="roman" style:font-pitch="variable"/>
    <style:font-face style:name="Monaco1"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8.0778in" style:rel-width="75%" table:align="left"/>
    </style:style>
    <style:style style:name="Table4.A" style:family="table-column">
      <style:table-column-properties style:column-width="4.0389in" style:rel-column-width="10648*"/>
    </style:style>
    <style:style style:name="Table4.B" style:family="table-column">
      <style:table-column-properties style:column-width="4.0389in" style:rel-column-width="10649*"/>
    </style:style>
    <style:style style:name="Table4.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ff0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ffff00" fo:padding="0.0382in" fo:border-left="0.05pt solid #000000" fo:border-right="none" fo:border-top="none" fo:border-bottom="0.05pt solid #000000">
        <style:background-image/>
      </style:table-cell-properties>
    </style:style>
    <style:style style:name="Table4.B3"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1" style:family="table">
      <style:table-properties style:width="10.7708in" table:align="margins"/>
    </style:style>
    <style:style style:name="Table1.A" style:family="table-column">
      <style:table-column-properties style:column-width="5.3854in" style:rel-column-width="32767*"/>
    </style:style>
    <style:style style:name="Table1.B" style:family="table-column">
      <style:table-column-properties style:column-width="5.3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da65a"/>
    </style:style>
    <style:style style:name="P2" style:family="paragraph" style:parent-style-name="Standard">
      <style:paragraph-properties fo:margin-left="0.5in" fo:margin-right="0in" fo:text-indent="0in" style:auto-text-indent="false"/>
      <style:text-properties officeooo:paragraph-rsid="000da65a"/>
    </style:style>
    <style:style style:name="P3" style:family="paragraph" style:parent-style-name="Text_20_body">
      <style:text-properties officeooo:rsid="002ad01e" officeooo:paragraph-rsid="002ad01e"/>
    </style:style>
    <style:style style:name="P4" style:family="paragraph" style:parent-style-name="Text_20_body">
      <style:text-properties officeooo:rsid="002ad01e" officeooo:paragraph-rsid="002fdec8"/>
    </style:style>
    <style:style style:name="P5" style:family="paragraph" style:parent-style-name="Text_20_body">
      <style:text-properties officeooo:rsid="002cba83" officeooo:paragraph-rsid="002cba83"/>
    </style:style>
    <style:style style:name="P6" style:family="paragraph" style:parent-style-name="Text_20_body">
      <style:text-properties officeooo:rsid="002dea3e" officeooo:paragraph-rsid="002dea3e"/>
    </style:style>
    <style:style style:name="P7" style:family="paragraph" style:parent-style-name="Text_20_body">
      <style:text-properties officeooo:rsid="002fdec8" officeooo:paragraph-rsid="002fdec8"/>
    </style:style>
    <style:style style:name="P8" style:family="paragraph" style:parent-style-name="Text_20_body">
      <style:text-properties style:text-underline-style="solid" style:text-underline-width="auto" style:text-underline-color="font-color" officeooo:rsid="002dea3e" officeooo:paragraph-rsid="002dea3e"/>
    </style:style>
    <style:style style:name="P9" style:family="paragraph" style:parent-style-name="Text_20_body">
      <style:text-properties officeooo:rsid="003674bd" officeooo:paragraph-rsid="003674bd"/>
    </style:style>
    <style:style style:name="P10" style:family="paragraph" style:parent-style-name="Text_20_body">
      <style:text-properties officeooo:rsid="0037939b" officeooo:paragraph-rsid="0037939b"/>
    </style:style>
    <style:style style:name="P11" style:family="paragraph" style:parent-style-name="Text_20_body">
      <style:text-properties officeooo:rsid="003d42b9" officeooo:paragraph-rsid="003d42b9"/>
    </style:style>
    <style:style style:name="P12" style:family="paragraph" style:parent-style-name="Text_20_body">
      <style:text-properties officeooo:rsid="003fcfe8" officeooo:paragraph-rsid="003fcfe8"/>
    </style:style>
    <style:style style:name="P13" style:family="paragraph" style:parent-style-name="Text_20_body">
      <style:text-properties officeooo:rsid="00424496" officeooo:paragraph-rsid="00424496"/>
    </style:style>
    <style:style style:name="P14" style:family="paragraph" style:parent-style-name="Text_20_body">
      <style:paragraph-properties fo:margin-left="0in" fo:margin-right="0in" fo:margin-top="0in" fo:margin-bottom="0in" loext:contextual-spacing="false" fo:text-indent="0in" style:auto-text-indent="false"/>
      <style:text-properties style:font-name="Calibri" fo:font-size="11pt"/>
    </style:style>
    <style:style style:name="P15" style:family="paragraph" style:parent-style-name="Text_20_body">
      <style:paragraph-properties fo:margin-left="0in" fo:margin-right="0in" fo:margin-top="0in" fo:margin-bottom="0in" loext:contextual-spacing="false" fo:text-indent="0in" style:auto-text-indent="false"/>
      <style:text-properties style:font-name="Calibri" fo:font-size="11pt" officeooo:rsid="0006ed22" officeooo:paragraph-rsid="000a0dbd"/>
    </style:style>
    <style:style style:name="P16" style:family="paragraph" style:parent-style-name="Text_20_body">
      <style:paragraph-properties fo:margin-left="0in" fo:margin-right="0in" fo:margin-top="0in" fo:margin-bottom="0in" loext:contextual-spacing="false" fo:text-indent="0in" style:auto-text-indent="false"/>
      <style:text-properties officeooo:rsid="0003b919" officeooo:paragraph-rsid="0003b919"/>
    </style:style>
    <style:style style:name="P17" style:family="paragraph" style:parent-style-name="Text_20_body">
      <style:paragraph-properties fo:margin-left="0in" fo:margin-right="0in" fo:margin-top="0in" fo:margin-bottom="0in" loext:contextual-spacing="false" fo:text-indent="0in" style:auto-text-indent="false"/>
      <style:text-properties officeooo:rsid="000af497" officeooo:paragraph-rsid="000af497"/>
    </style:style>
    <style:style style:name="P18" style:family="paragraph" style:parent-style-name="Text_20_body">
      <style:paragraph-properties fo:margin-left="0in" fo:margin-right="0in" fo:margin-top="0in" fo:margin-bottom="0in" loext:contextual-spacing="false" fo:text-indent="0in" style:auto-text-indent="false"/>
      <style:text-properties officeooo:rsid="0028d305"/>
    </style:style>
    <style:style style:name="P19" style:family="paragraph" style:parent-style-name="Table_20_Contents">
      <style:paragraph-properties fo:margin-left="0in" fo:margin-right="0in" fo:margin-top="0in" fo:margin-bottom="0in" loext:contextual-spacing="false" fo:text-indent="0in" style:auto-text-indent="false"/>
    </style:style>
    <style:style style:name="P20" style:family="paragraph" style:parent-style-name="Table_20_Contents">
      <style:paragraph-properties fo:margin-left="0in" fo:margin-right="0in" fo:margin-top="0in" fo:margin-bottom="0in" loext:contextual-spacing="false" fo:text-indent="0in" style:auto-text-indent="false"/>
      <style:text-properties style:font-name="Calibri" fo:font-size="11pt"/>
    </style:style>
    <style:style style:name="P21" style:family="paragraph" style:parent-style-name="Table_20_Contents">
      <style:paragraph-properties fo:margin-left="0in" fo:margin-right="0in" fo:margin-top="0in" fo:margin-bottom="0in" loext:contextual-spacing="false" fo:text-indent="0in" style:auto-text-indent="false"/>
      <style:text-properties style:font-name="Calibri" fo:font-size="11pt" fo:font-weight="bold" style:font-weight-asian="bold" style:font-weight-complex="bold"/>
    </style:style>
    <style:style style:name="P22" style:family="paragraph" style:parent-style-name="Table_20_Contents">
      <style:paragraph-properties fo:margin-left="0in" fo:margin-right="0in" fo:margin-top="0in" fo:margin-bottom="0in" loext:contextual-spacing="false" fo:text-indent="0in" style:auto-text-indent="false"/>
      <style:text-properties style:font-name="Calibri" fo:font-size="11pt" officeooo:rsid="000da65a" officeooo:paragraph-rsid="000da65a"/>
    </style:style>
    <style:style style:name="P23" style:family="paragraph" style:parent-style-name="Table_20_Contents">
      <style:paragraph-properties fo:margin-left="0in" fo:margin-right="0in" fo:margin-top="0in" fo:margin-bottom="0in" loext:contextual-spacing="false" fo:text-indent="0in" style:auto-text-indent="false"/>
      <style:text-properties fo:color="#777777"/>
    </style:style>
    <style:style style:name="P24" style:family="paragraph" style:parent-style-name="Table_20_Contents">
      <style:paragraph-properties fo:margin-left="0in" fo:margin-right="0in" fo:margin-top="0in" fo:margin-bottom="0in" loext:contextual-spacing="false" fo:text-indent="0in" style:auto-text-indent="false"/>
      <style:text-properties fo:color="#777777" style:font-name="Monaco" fo:font-size="8.25pt"/>
    </style:style>
    <style:style style:name="P25" style:family="paragraph" style:parent-style-name="Table_20_Contents">
      <style:paragraph-properties fo:margin-left="0in" fo:margin-right="0in" fo:margin-top="0in" fo:margin-bottom="0in" loext:contextual-spacing="false" fo:text-indent="0in" style:auto-text-indent="false"/>
      <style:text-properties fo:color="#777777" style:font-name="Monaco" fo:font-size="8.25pt" officeooo:paragraph-rsid="000e8793"/>
    </style:style>
    <style:style style:name="P26" style:family="paragraph" style:parent-style-name="Table_20_Contents">
      <style:paragraph-properties fo:margin-left="0in" fo:margin-right="0in" fo:margin-top="0in" fo:margin-bottom="0in" loext:contextual-spacing="false" fo:text-indent="0in" style:auto-text-indent="false"/>
      <style:text-properties fo:color="#777777" style:text-line-through-style="solid" style:text-line-through-type="single" style:font-name="Monaco" fo:font-size="8.25pt"/>
    </style:style>
    <style:style style:name="P27" style:family="paragraph" style:parent-style-name="Table_20_Contents">
      <style:paragraph-properties fo:margin-left="0in" fo:margin-right="0in" fo:margin-top="0in" fo:margin-bottom="0in" loext:contextual-spacing="false" fo:text-indent="0in" style:auto-text-indent="false"/>
      <style:text-properties fo:color="#000000" style:font-name="Monaco" fo:font-size="8.25pt" officeooo:paragraph-rsid="000e8793"/>
    </style:style>
    <style:style style:name="P28" style:family="paragraph" style:parent-style-name="Table_20_Contents">
      <style:paragraph-properties fo:margin-left="0in" fo:margin-right="0in" fo:margin-top="0in" fo:margin-bottom="0in" loext:contextual-spacing="false" fo:text-indent="0in" style:auto-text-indent="false"/>
      <style:text-properties fo:color="#646464" style:font-name="Monaco1" fo:font-size="11pt" officeooo:rsid="000da65a" fo:background-color="#e8f2fe" style:font-size-asian="11pt"/>
    </style:style>
    <style:style style:name="P29" style:family="paragraph" style:parent-style-name="Text_20_body" style:list-style-name="L1">
      <style:text-properties officeooo:rsid="002ad01e" officeooo:paragraph-rsid="002ad01e"/>
    </style:style>
    <style:style style:name="P30" style:family="paragraph" style:parent-style-name="Text_20_body" style:list-style-name="L1">
      <style:text-properties officeooo:rsid="002cba83" officeooo:paragraph-rsid="002cba83"/>
    </style:style>
    <style:style style:name="P31" style:family="paragraph" style:parent-style-name="Text_20_body" style:list-style-name="L2">
      <style:text-properties officeooo:rsid="00339c1f" officeooo:paragraph-rsid="00339c1f"/>
    </style:style>
    <style:style style:name="P32" style:family="paragraph" style:parent-style-name="Text_20_body" style:list-style-name="L3">
      <style:text-properties officeooo:rsid="00339c1f" officeooo:paragraph-rsid="00339c1f"/>
    </style:style>
    <style:style style:name="T1" style:family="text">
      <style:text-properties fo:color="#000000"/>
    </style:style>
    <style:style style:name="T2" style:family="text">
      <style:text-properties fo:color="#3933ff"/>
    </style:style>
    <style:style style:name="T3" style:family="text">
      <style:text-properties style:font-name="Calibri" fo:font-size="11pt"/>
    </style:style>
    <style:style style:name="T4" style:family="text">
      <style:text-properties style:font-name="Calibri" fo:font-size="11pt" officeooo:rsid="000f7398"/>
    </style:style>
    <style:style style:name="T5" style:family="text">
      <style:text-properties officeooo:rsid="000d0087"/>
    </style:style>
    <style:style style:name="T6" style:family="text">
      <style:text-properties officeooo:rsid="000da65a"/>
    </style:style>
    <style:style style:name="T7" style:family="text">
      <style:text-properties fo:color="#800000"/>
    </style:style>
    <style:style style:name="T8" style:family="text">
      <style:text-properties officeooo:rsid="002fdec8"/>
    </style:style>
    <style:style style:name="T9" style:family="text">
      <style:text-properties officeooo:rsid="003a6292"/>
    </style:style>
    <style:style style:name="T10" style:family="text">
      <style:text-properties officeooo:rsid="003d2f99"/>
    </style:style>
    <style:style style:name="T11" style:family="text">
      <style:text-properties officeooo:rsid="003fcf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naturalProgrammer1/src/main/java</text:p>
      <text:p text:style-name="P14"/>
      <table:table table:name="Table4" table:style-name="Table4">
        <table:table-column table:style-name="Table4.A"/>
        <table:table-column table:style-name="Table4.B"/>
        <table:table-row>
          <table:table-cell table:style-name="Table4.A1" office:value-type="string">
            <text:p text:style-name="P21">com.stevengiblin.spring.sample</text:p>
          </table:table-cell>
          <table:table-cell table:style-name="Table4.B1" office:value-type="string">
            <text:p text:style-name="P19"/>
          </table:table-cell>
        </table:table-row>
        <table:table-row>
          <table:table-cell table:style-name="Table4.A2" office:value-type="string">
            <text:p text:style-name="P20">NaturalProgrammer1Application.java</text:p>
          </table:table-cell>
          <table:table-cell table:style-name="Table4.B2" office:value-type="string">
            <text:p text:style-name="P20">App launcher</text:p>
            <text:p text:style-name="P20"/>
            <text:p text:style-name="P24">@SpringBootApplication</text:p>
            <text:p text:style-name="P23"/>
          </table:table-cell>
        </table:table-row>
        <table:table-row>
          <table:table-cell table:style-name="Table4.A3" office:value-type="string">
            <text:p text:style-name="P21">com.stevengiblin.spring.sample.core</text:p>
          </table:table-cell>
          <table:table-cell table:style-name="Table4.B3" office:value-type="string">
            <text:p text:style-name="P19"/>
          </table:table-cell>
        </table:table-row>
        <table:table-row>
          <table:table-cell table:style-name="Table4.A4" office:value-type="string">
            <text:p text:style-name="P20">MailController.java</text:p>
          </table:table-cell>
          <table:table-cell table:style-name="Table4.B4" office:value-type="string">
            <text:p text:style-name="P20">Mail endpoint</text:p>
            <text:p text:style-name="P20"/>
            <text:p text:style-name="P24">@RestController</text:p>
            <text:p text:style-name="P25">@RequestMapping<text:span text:style-name="T1">(</text:span><text:span text:style-name="T2">"/mail"</text:span><text:span text:style-name="T1">)</text:span></text:p>
            <text:p text:style-name="P27"/>
            <text:p text:style-name="P26">@Resource</text:p>
            <text:p text:style-name="P28"/>
            <text:p text:style-name="P1">@Autowired for constructor injection <text:span text:style-name="T6">using </text:span></text:p>
            <text:p text:style-name="P2">@Qualifier("<text:span text:style-name="T7">smtpMailSender</text:span>") <text:span text:style-name="T6">default camel</text:span></text:p>
          </table:table-cell>
        </table:table-row>
        <table:table-row>
          <table:table-cell table:style-name="Table4.A3" office:value-type="string">
            <text:p text:style-name="P21">com.stevengiblin.spring.sample.mail</text:p>
          </table:table-cell>
          <table:table-cell table:style-name="Table4.B3" office:value-type="string">
            <text:p text:style-name="P19"/>
          </table:table-cell>
        </table:table-row>
        <table:table-row>
          <table:table-cell table:style-name="Table4.A8" office:value-type="string">
            <text:p text:style-name="P20">MailSender.java</text:p>
          </table:table-cell>
          <table:table-cell table:style-name="Table4.B6" office:value-type="string">
            <text:p text:style-name="P20">Defines interface</text:p>
          </table:table-cell>
        </table:table-row>
        <table:table-row>
          <table:table-cell table:style-name="Table4.A8" office:value-type="string">
            <text:p text:style-name="P20"><text:span text:style-name="T5">M</text:span>ockMailSender.java</text:p>
          </table:table-cell>
          <table:table-cell table:style-name="Table4.B8" office:value-type="string">
            <text:p text:style-name="P20">Implementation as mock logger</text:p>
            <text:p text:style-name="P20"/>
            <text:p text:style-name="P24">@Component</text:p>
          </table:table-cell>
        </table:table-row>
        <table:table-row>
          <table:table-cell table:style-name="Table4.A8" office:value-type="string">
            <text:p text:style-name="P22">SmtpMailSender.java</text:p>
          </table:table-cell>
          <table:table-cell table:style-name="Table4.B8" office:value-type="string">
            <text:p text:style-name="P22">@Component</text:p>
          </table:table-cell>
        </table:table-row>
      </table:table>
      <text:p text:style-name="P14"/>
      <text:p text:style-name="P14"/>
      <table:table table:name="Table1" table:style-name="Table1">
        <table:table-column table:style-name="Table1.A"/>
        <table:table-column table:style-name="Table1.B"/>
        <table:table-row>
          <table:table-cell table:style-name="Table1.A1" office:value-type="string">
            <text:p text:style-name="P14">Define beans:</text:p>
            <text:p text:style-name="P14">@Component</text:p>
            <text:p text:style-name="P16">@RestController</text:p>
          </table:table-cell>
          <table:table-cell table:style-name="Table1.B1" office:value-type="string">
            <text:p text:style-name="Table_20_Contents"/>
          </table:table-cell>
        </table:table-row>
        <table:table-row>
          <table:table-cell table:style-name="Table1.A2" office:value-type="string">
            <text:p text:style-name="P15">@Autowire</text:p>
            <text:p text:style-name="P15"/>
          </table:table-cell>
          <table:table-cell table:style-name="Table1.B2" office:value-type="string">
            <text:p text:style-name="P15">- works with setter methods and constructors</text:p>
            <text:p text:style-name="P15">- can replace use of @resource annotation</text:p>
            <text:p text:style-name="Table_20_Contents"/>
            <text:p text:style-name="P15">@Qualifier annotation for args, say to an @Autowired constructor</text:p>
            <text:p text:style-name="P15"/>
            <text:p text:style-name="P17"><text:span text:style-name="T3">default qualifier is camelcase of the classname, </text:span><text:span text:style-name="T4">though for interface not that useful, so use name arg.</text:span></text:p>
          </table:table-cell>
        </table:table-row>
        <table:table-row>
          <table:table-cell table:style-name="Table1.A2" office:value-type="string">
            <text:p text:style-name="P14">Define injection point:</text:p>
            <text:p text:style-name="P14">@Resource</text:p>
          </table:table-cell>
          <table:table-cell table:style-name="Table1.B2" office:value-type="string">
            <text:p text:style-name="P15"/>
          </table:table-cell>
        </table:table-row>
      </table:table>
      <text:p text:style-name="P14"/>
      <text:p text:style-name="P18"/>
      <text:h text:style-name="Heading_20_1" text:outline-level="1">Use Cases / Features</text:h>
      <text:p text:style-name="P3">Really it is the http endpoints, and related services</text:p>
      <text:p text:style-name="P3">http endpoints:</text:p>
      <text:p text:style-name="P3">root</text:p>
      <text:list xml:id="list7717822410411500074" text:style-name="L1">
        <text:list-item>
          <text:p text:style-name="P29">/mail</text:p>
        </text:list-item>
        <text:list-item>
          <text:p text:style-name="P29">/signup (get &amp; post)</text:p>
        </text:list-item>
        <text:list-item>
          <text:p text:style-name="P29">/forgot-password (get &amp; post)</text:p>
        </text:list-item>
        <text:list-item>
          <text:p text:style-name="P29">/reset-password (get &amp; post)</text:p>
        </text:list-item>
      </text:list>
      <text:p text:style-name="P3">user</text:p>
      <text:list xml:id="list90839990104341" text:continue-numbering="true" text:style-name="L1">
        <text:list-item>
          <text:p text:style-name="P29">/user/verify</text:p>
        </text:list-item>
        <text:list-item>
          <text:p text:style-name="P29">/user/resend-verification-email</text:p>
        </text:list-item>
        <text:list-item>
          <text:p text:style-name="P29">/user/edit (get &amp; post)</text:p>
        </text:list-item>
      </text:list>
      <text:p text:style-name="P7"/>
      <text:p text:style-name="P7">TaleemDB</text:p>
      <text:list xml:id="list90840260679186" text:continue-numbering="true" text:style-name="L1">
        <text:list-item>
          <text:p text:style-name="P30">create piece <text:span text:style-name="T8">(/createPiece)</text:span></text:p>
        </text:list-item>
      </text:list>
      <text:list xml:id="list8646269303836745765" text:style-name="L2">
        <text:list-item>
          <text:list>
            <text:list-item>
              <text:p text:style-name="P31">get method is the initial page containing form to create new piece</text:p>
            </text:list-item>
            <text:list-item>
              <text:p text:style-name="P31">post method is the “new piece” form submission link. Then redirect to the /listCompositions page</text:p>
            </text:list-item>
            <text:list-item>
              <text:p text:style-name="P31">ability to upload audio and video from any device will be very useful, as other means of connectivity are complicated.</text:p>
            </text:list-item>
          </text:list>
        </text:list-item>
      </text:list>
      <text:list xml:id="list90841566775150" text:continue-list="list90840260679186" text:style-name="L1">
        <text:list-item>
          <text:p text:style-name="P30">create composition within piece <text:span text:style-name="T8">(/createComposition)</text:span></text:p>
        </text:list-item>
      </text:list>
      <text:list xml:id="list7610339006795305094" text:style-name="L3">
        <text:list-item>
          <text:list>
            <text:list-item>
              <text:p text:style-name="P32">get = “new composition” form</text:p>
            </text:list-item>
            <text:list-item>
              <text:p text:style-name="P32">post = submit new composition. Save it to the database, then redirect to the /listPieces page</text:p>
            </text:list-item>
          </text:list>
        </text:list-item>
      </text:list>
      <text:list xml:id="list90840336142045" text:continue-list="list90841566775150" text:style-name="L1">
        <text:list-item>
          <text:p text:style-name="P30">list piece compositions <text:span text:style-name="T8">(/listCompositions?piece_num=1)</text:span></text:p>
        </text:list-item>
        <text:list-item>
          <text:p text:style-name="P30">list <text:span text:style-name="T8">pieces</text:span> <text:span text:style-name="T8">(/listPieces)</text:span></text:p>
        </text:list-item>
        <text:list-item>
          <text:p text:style-name="P30">sign out</text:p>
        </text:list-item>
      </text:list>
      <text:p text:style-name="P5"/>
      <text:p text:style-name="P8">workflow for adding features</text:p>
      <text:p text:style-name="P6">1. create entity</text:p>
      <text:p text:style-name="P6">2. create http endpoint – restController or controller</text:p>
      <text:p text:style-name="P6">3. <text:s/><text:span text:style-name="T8">invoke service layer from controoler, which should add or retrieve the data to the repository</text:span></text:p>
      <text:p text:style-name="P7">4. create a jsp file for the controller to return</text:p>
      <text:p text:style-name="P4"/>
      <text:p text:style-name="P9">Taleem endpoints: <text:s/><text:span text:style-name="T8">createPiece, <text:s/>createComposition, <text:s/>listCompositions, <text:s/>listPieces</text:span></text:p>
      <text:p text:style-name="P9"/>
      <text:p text:style-name="P3"/>
      <text:p text:style-name="P10">Need an editor component that can be displayed for any composition. This allows entry of comma separated bol text. Ideally the component would include an html view, which is updated in real time, where commas are converted to table cells delimiters, and an html table view kept in sync. This could be done with javascript. <text:span text:style-name="T9">This component could be displayed on a page of its own, or inlined into a list of compositions on a Piece/# page, say if an “edit” button could be presesed for one of the pieces. Perhaps the page could support more than one piece being edited at a time. This could change the composition from being a static generated table, to being the editor, which comprises a text box, and a dynamically updated html table box. There could be a save button, or the server could be kept up to date with every key press. </text:span></text:p>
      <text:p text:style-name="P10">* <text:span text:style-name="T10">what about history? Each composition could save a history, except then the tables get filled up with useless junk. Logs? This keeps the junk away from the main data, and gives a way back if things go wrong. If it gets too full and slows everything down, then clear it out. Or just save text file logs, so that the history can be obtained, however is not stored in the database. But then you more more than one persistence structure.</text:span></text:p>
      <text:p text:style-name="P11">Composition history is over egged. We never have any problem with having to go back. This would never be used. More useful would be to have a good backup proceess for the overall database. </text:p>
      <text:p text:style-name="P11"/>
      <text:p text:style-name="P11"/>
      <text:p text:style-name="P11">You could start using git to sync things from your desktop, to the air when you go out. One script could update multiple git repos. Because I want to be using the r15 at home, and r13 when I go out. </text:p>
      <text:p text:style-name="P11">What to keep in sync? And how?</text:p>
      <text:p text:style-name="P11">- OneNote. <text:span text:style-name="T11">There must be a root folder, however do you really want to keep past versions? Perhaps a simple copy script would be better, except git is more intelligent. </text:span></text:p>
      <text:p text:style-name="P11">- eclipse workspace / projects</text:p>
      <text:p text:style-name="P11">- <text:span text:style-name="T11">bookshelf/projects folder</text:span></text:p>
      <text:p text:style-name="P11">- <text:span text:style-name="T11">mySQL databases</text:span></text:p>
      <text:p text:style-name="P12">- installers repo</text:p>
      <text:p text:style-name="P12">- calendar and contacts</text:p>
      <text:p text:style-name="P12"/>
      <text:p text:style-name="P13">There might be syncing solutions better suited to this task than git.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Monaco" svg:font-family="Monaco"/>
    <style:font-face style:name="Liberation Serif" svg:font-family="'Liberation Serif'" style:font-family-generic="roman" style:font-pitch="variable"/>
    <style:font-face style:name="Monaco1"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00:32:57.880815000</meta:creation-date>
    <dc:date>2015-11-17T09:08:39.383675000</dc:date>
    <meta:editing-duration>PT4H7M7S</meta:editing-duration>
    <meta:editing-cycles>40</meta:editing-cycles>
    <meta:generator>LibreOffice/5.0.0.5$MacOSX_X86_64 LibreOffice_project/1b1a90865e348b492231e1c451437d7a15bb262b</meta:generator>
    <meta:document-statistic meta:table-count="2" meta:image-count="0" meta:object-count="0" meta:page-count="1" meta:paragraph-count="72" meta:word-count="640" meta:character-count="4028" meta:non-whitespace-character-count="3465"/>
  </office:meta>
</office:document-meta>
</file>